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9.366cm" fo:margin-left="1cm" table:align="left"/>
    </style:style>
    <style:style style:name="Table1.A" style:family="table-column">
      <style:table-column-properties style:column-width="9.366cm"/>
    </style:style>
    <style:style style:name="Table1.A1" style:family="table-cell">
      <style:table-cell-properties style:vertical-align="middle" fo:padding="0.185cm" fo:border="0.035cm solid #808080"/>
    </style:style>
    <style:style style:name="Table2" style:family="table">
      <style:table-properties style:width="14.658cm" fo:margin-left="1cm" table:align="left"/>
    </style:style>
    <style:style style:name="Table2.A" style:family="table-column">
      <style:table-column-properties style:column-width="14.658cm"/>
    </style:style>
    <style:style style:name="Table2.A1" style:family="table-cell">
      <style:table-cell-properties style:vertical-align="middle" fo:padding="0.185cm" fo:border="0.035cm solid #808080"/>
    </style:style>
    <style:style style:name="Table3" style:family="table">
      <style:table-properties style:width="10.425cm" fo:margin-left="1cm" table:align="left"/>
    </style:style>
    <style:style style:name="Table3.A" style:family="table-column">
      <style:table-column-properties style:column-width="10.425cm"/>
    </style:style>
    <style:style style:name="Table3.A1" style:family="table-cell">
      <style:table-cell-properties style:vertical-align="middle" fo:padding="0.185cm" fo:border="0.035cm solid #808080"/>
    </style:style>
    <style:style style:name="Table4" style:family="table">
      <style:table-properties style:width="8.467cm" fo:margin-left="1cm" fo:margin-right="7.534cm" table:align="margins"/>
    </style:style>
    <style:style style:name="Table4.A" style:family="table-column">
      <style:table-column-properties style:column-width="8.467cm" style:rel-column-width="4800*"/>
    </style:style>
    <style:style style:name="Table4.A1" style:family="table-cell">
      <style:table-cell-properties style:vertical-align="middle" fo:padding="0.185cm" fo:border="0.035cm solid #808080"/>
    </style:style>
    <style:style style:name="Table5" style:family="table">
      <style:table-properties style:width="8.613cm" fo:margin-left="1cm" fo:margin-right="7.387cm" table:align="margins"/>
    </style:style>
    <style:style style:name="Table5.A" style:family="table-column">
      <style:table-column-properties style:column-width="8.613cm" style:rel-column-width="4883*"/>
    </style:style>
    <style:style style:name="Table5.A1" style:family="table-cell">
      <style:table-cell-properties style:vertical-align="middle" fo:padding="0.185cm" fo:border="0.035cm solid #808080"/>
    </style:style>
    <style:style style:name="Table6" style:family="table">
      <style:table-properties style:width="5.98cm" fo:margin-left="1cm" table:align="left"/>
    </style:style>
    <style:style style:name="Table6.A" style:family="table-column">
      <style:table-column-properties style:column-width="5.98cm"/>
    </style:style>
    <style:style style:name="Table6.A1" style:family="table-cell">
      <style:table-cell-properties style:vertical-align="middle" fo:padding="0.185cm" fo:border="0.035cm solid #808080"/>
    </style:style>
    <style:style style:name="Table7" style:family="table">
      <style:table-properties style:width="9.578cm" fo:margin-left="1cm" table:align="left"/>
    </style:style>
    <style:style style:name="Table7.A" style:family="table-column">
      <style:table-column-properties style:column-width="9.578cm"/>
    </style:style>
    <style:style style:name="Table7.A1" style:family="table-cell">
      <style:table-cell-properties style:vertical-align="middle" fo:padding="0.185cm" fo:border="0.035cm solid #808080"/>
    </style:style>
    <style:style style:name="Table8" style:family="table">
      <style:table-properties style:width="7.673cm" fo:margin-left="1cm" table:align="left"/>
    </style:style>
    <style:style style:name="Table8.A" style:family="table-column">
      <style:table-column-properties style:column-width="7.673cm"/>
    </style:style>
    <style:style style:name="Table8.1" style:family="table-row">
      <style:table-row-properties style:min-row-height="1.826cm"/>
    </style:style>
    <style:style style:name="Table8.A1" style:family="table-cell">
      <style:table-cell-properties style:vertical-align="middle" fo:padding="0.185cm" fo:border="0.035cm solid #808080"/>
    </style:style>
    <style:style style:name="Table9" style:family="table">
      <style:table-properties style:width="3.863cm" fo:margin-left="1cm" table:align="left"/>
    </style:style>
    <style:style style:name="Table9.A" style:family="table-column">
      <style:table-column-properties style:column-width="3.863cm"/>
    </style:style>
    <style:style style:name="Table9.A1" style:family="table-cell">
      <style:table-cell-properties style:vertical-align="middle" fo:padding="0.185cm" fo:border="0.035cm solid #808080"/>
    </style:style>
    <style:style style:name="Table10" style:family="table">
      <style:table-properties style:width="7.011cm" fo:margin-left="1cm" table:align="left"/>
    </style:style>
    <style:style style:name="Table10.A" style:family="table-column">
      <style:table-column-properties style:column-width="7.011cm"/>
    </style:style>
    <style:style style:name="Table10.A1" style:family="table-cell">
      <style:table-cell-properties style:vertical-align="middle" fo:padding="0.185cm" fo:border="0.035cm solid #808080"/>
    </style:style>
    <style:style style:name="Table11" style:family="table">
      <style:table-properties style:width="14.658cm" fo:margin-left="1cm" table:align="left"/>
    </style:style>
    <style:style style:name="Table11.A" style:family="table-column">
      <style:table-column-properties style:column-width="14.658cm"/>
    </style:style>
    <style:style style:name="Table11.A1" style:family="table-cell">
      <style:table-cell-properties style:vertical-align="middle" fo:padding="0.185cm" fo:border="0.035cm solid #808080"/>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style:style>
    <style:style style:name="P3" style:family="paragraph" style:parent-style-name="Heading_20_2">
      <style:paragraph-properties fo:margin-top="0cm" fo:margin-bottom="0cm"/>
    </style:style>
    <style:style style:name="P4" style:family="paragraph" style:parent-style-name="Standard">
      <style:paragraph-properties fo:margin-top="0cm" fo:margin-bottom="0cm"/>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0">
      <style:paragraph-properties fo:margin-top="0cm" fo:margin-bottom="0cm"/>
    </style:style>
    <style:style style:name="P15" style:family="paragraph" style:parent-style-name="Text_20_body" style:list-style-name="L11">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GINX Configuration Guide</text:h>
      <text:p text:style-name="Text_20_body"><text:a xlink:type="simple" xlink:href="https://www.plesk.com/blog/author/elvis-plesky/" text:style-name="Internet_20_link" text:visited-style-name="Visited_20_Internet_20_Link">By Elvis Plesky </text:a></text:p>
      <text:list xml:id="list7835654982606223561" text:style-name="L11">
        <text:list-item>
          <text:p text:style-name="P15"><text:a xlink:type="simple" xlink:href="https://www.plesk.com/blog/2021/02/24/" text:style-name="Internet_20_link" text:visited-style-name="Visited_20_Internet_20_Link">February 24, 2021 </text:a></text:p>
        </text:list-item>
        <text:list-item>
          <text:p text:style-name="P13"><text:a xlink:type="simple" xlink:href="https://www.plesk.com/blog/category/various/" text:style-name="Internet_20_link" text:visited-style-name="Visited_20_Internet_20_Link">Various</text:a> </text:p>
        </text:list-item>
      </text:list>
      <text:p text:style-name="Text_20_body"><text:bookmark text:name="understanding-directives"/><text:a xlink:type="simple" xlink:href="https://www.plesk.com/blog/various/nginx-configuration-guide/" text:style-name="Internet_20_link" text:visited-style-name="Visited_20_Internet_20_Link">https://www.plesk.com/blog/various/nginx-configuration-guide/</text:a></text:p>
      <text:p text:style-name="Text_20_body"/>
      <text:h text:style-name="Heading_20_2" text:outline-level="2">NGINX Configuration: Understanding Directives</text:h>
      <text:p text:style-name="Text_20_body">Every NGINX configuration file will be found in the /etc/nginx/ directory, with the main configuration file located in /etc/nginx/nginx.conf <text:span text:style-name="Strong_20_Emphasis">. </text:span></text:p>
      <text:p text:style-name="Text_20_body">NGINX configuration options are known as “directives”: these are arranged into groups, known interchangeably as <text:span text:style-name="Strong_20_Emphasis">blocks </text:span>or <text:span text:style-name="Strong_20_Emphasis">contexts </text:span>.</text:p>
      <text:p text:style-name="Text_20_body">When a # appears before a line, these are comments and NGINX won’t interpret them. Lines that contain directives should end with a semicolon (;). If not, NGINX will be unable to load the configuration properly and report an error.</text:p>
      <text:p text:style-name="Text_20_body">Below, we’ve included a shortened copy of the /etc/nginx/nginx.conf file included with installations from NGINX repositories. This file begins with four directives:</text:p>
      <text:list xml:id="list4265364410276069142" text:style-name="L3">
        <text:list-item>
          <text:p text:style-name="P5"><text:span text:style-name="Strong_20_Emphasis">user </text:span></text:p>
        </text:list-item>
        <text:list-item>
          <text:p text:style-name="P5"><text:span text:style-name="Strong_20_Emphasis">worker_processes </text:span></text:p>
        </text:list-item>
        <text:list-item>
          <text:p text:style-name="P5"><text:span text:style-name="Strong_20_Emphasis">error_log </text:span></text:p>
        </text:list-item>
        <text:list-item>
          <text:p text:style-name="P5"><text:span text:style-name="Strong_20_Emphasis">pid </text:span></text:p>
        </text:list-item>
      </text:list>
      <text:p text:style-name="Text_20_body">These exist outside any particular context or block, and are said to be within the <text:span text:style-name="Strong_20_Emphasis">main </text:span>context.</text:p>
      <text:p text:style-name="Text_20_body">Additional directives are found within the <text:span text:style-name="Strong_20_Emphasis">events </text:span>and <text:span text:style-name="Strong_20_Emphasis">http </text:span>blocks, and these also exist within the <text:span text:style-name="Strong_20_Emphasis">main </text:span>context.</text:p>
      <text:p text:style-name="Text_20_body">File: /etc/nginx/nginx.conf</text:p>
      <table:table table:name="Table1" table:style-name="Table1">
        <table:table-column table:style-name="Table1.A"/>
        <table:table-row>
          <table:table-cell table:style-name="Table1.A1" office:value-type="string">
            <text:p text:style-name="P2"><text:span text:style-name="Source_20_Text">user nginx;</text:span></text:p>
            <text:p text:style-name="P2"><text:span text:style-name="Source_20_Text">worker_processes 1;</text:span></text:p>
            <text:p text:style-name="P2"><text:span text:style-name="Source_20_Text">error_log /var/log/nginx/error.log warn;</text:span></text:p>
            <text:p text:style-name="P2"><text:span text:style-name="Source_20_Text">pid /var/run/nginx.pid;</text:span></text:p>
            <text:p text:style-name="P2"><text:span text:style-name="Source_20_Text">events {</text:span></text:p>
            <text:p text:style-name="P2"><text:span text:style-name="Source_20_Text">. . .</text:span></text:p>
            <text:p text:style-name="P2"><text:span text:style-name="Source_20_Text">}</text:span></text:p>
            <text:p text:style-name="P2"><text:soft-page-break/><text:span text:style-name="Source_20_Text">http {</text:span></text:p>
            <text:p text:style-name="P2"><text:span text:style-name="Source_20_Text">. . .</text:span></text:p>
            <text:p text:style-name="P2"><text:span text:style-name="Source_20_Text">}</text:span></text:p>
          </table:table-cell>
        </table:table-row>
      </table:table>
      <text:h text:style-name="Heading_20_3" text:outline-level="3">What is the Http Block?</text:h>
      <text:p text:style-name="Text_20_body">The <text:span text:style-name="Strong_20_Emphasis">http </text:span>block includes directives for web traffic handling, which are generally known as <text:span text:style-name="Emphasis"><text:span text:style-name="Strong_20_Emphasis">universal </text:span></text:span>. That’s because they get passed on to each website configuration served by NGINX.</text:p>
      <text:p text:style-name="Text_20_body">File: /etc/nginx/nginx.conf</text:p>
      <table:table table:name="Table2" table:style-name="Table2">
        <table:table-column table:style-name="Table2.A"/>
        <table:table-row>
          <table:table-cell table:style-name="Table2.A1" office:value-type="string">
            <text:p text:style-name="P2"><text:span text:style-name="Source_20_Text">http {</text:span></text:p>
            <text:p text:style-name="P2"><text:span text:style-name="Source_20_Text">include /etc/nginx/mime.types;</text:span></text:p>
            <text:p text:style-name="P2"><text:span text:style-name="Source_20_Text">default_type application/octet-stream;</text:span></text:p>
            <text:p text:style-name="P2"><text:span text:style-name="Source_20_Text">log_format main '$remote_addr - $remote_user [$time_local] "$request" '</text:span></text:p>
            <text:p text:style-name="P2"><text:span text:style-name="Source_20_Text">'$status $body_bytes_sent "$http_referer" '</text:span></text:p>
            <text:p text:style-name="P2"><text:span text:style-name="Source_20_Text">'"$http_user_agent" "$http_x_forwarded_for"';</text:span></text:p>
            <text:p text:style-name="P2"><text:span text:style-name="Source_20_Text">access_log /var/log/nginx/access.log main;</text:span></text:p>
            <text:p text:style-name="P2"><text:span text:style-name="Source_20_Text">sendfile on;</text:span></text:p>
            <text:p text:style-name="P2"><text:span text:style-name="Source_20_Text">#tcp_nopush on;</text:span></text:p>
            <text:p text:style-name="P2"><text:span text:style-name="Source_20_Text">keepalive_timeout 65;</text:span></text:p>
            <text:p text:style-name="P2"><text:span text:style-name="Source_20_Text">#gzip on;</text:span></text:p>
            <text:p text:style-name="P2"><text:span text:style-name="Source_20_Text">include /etc/nginx/conf.d/*.conf;</text:span></text:p>
            <text:p text:style-name="P2"><text:span text:style-name="Source_20_Text">}</text:span></text:p>
          </table:table-cell>
        </table:table-row>
      </table:table>
      <text:h text:style-name="Heading_20_3" text:outline-level="3">What are Server Blocks?</text:h>
      <text:p text:style-name="Text_20_body">The <text:span text:style-name="Strong_20_Emphasis">http </text:span>block shown above features an <text:span text:style-name="Strong_20_Emphasis">include </text:span>directive. This informs NGINX where website configuration files can be found.</text:p>
      <text:list xml:id="list3695543053838206168" text:style-name="L4">
        <text:list-item>
          <text:p text:style-name="P6">When installing from NGINX’s official repository, the line will read include /etc/nginx/conf.d/*.conf; just as you can see in the <text:span text:style-name="Strong_20_Emphasis">http </text:span>block placed above. Every website hosted with NGINX should feature a unique configuration file in /etc/nginx/conf.d/, and the name will be formatted as example.com.conf.Those sites that have been disabled — not served by NGINX — should be titled example.com.conf.disabled.</text:p>
        </text:list-item>
      </text:list>
      <text:list xml:id="list8276050544460511827" text:style-name="L5">
        <text:list-item>
          <text:p text:style-name="P7"><text:soft-page-break/>When installing NGINX from the Ubuntu or Debian repositories, the line will read: include /etc/nginx/sites-enabled/*;. The ../sites-enabled/ folder will include symlinks to the site configuration files located within /etc/nginx/sites-available/. You can disable sites within sites-available if you take out the symlink to sites-enabled.</text:p>
        </text:list-item>
      </text:list>
      <text:list xml:id="list4590724300960632375" text:style-name="L6">
        <text:list-item>
          <text:p text:style-name="P8">According to the installation source, an illustrative configuration file can be found at /etc/nginx/conf.d/default.conf or etc/nginx/sites-enabled/default.</text:p>
        </text:list-item>
      </text:list>
      <text:p text:style-name="Text_20_body">No matter the installation source, though, server configuration files feature one or more server blocks for a site. As an example, let’s look at the below:</text:p>
      <text:p text:style-name="Text_20_body">File: /etc/nginx/conf.d/example.com.conf</text:p>
      <table:table table:name="Table3" table:style-name="Table3">
        <table:table-column table:style-name="Table3.A"/>
        <table:table-row>
          <table:table-cell table:style-name="Table3.A1" office:value-type="string">
            <text:p text:style-name="P2"><text:span text:style-name="Source_20_Text">server {</text:span></text:p>
            <text:p text:style-name="P2"><text:span text:style-name="Source_20_Text">listen 80 default_server;</text:span></text:p>
            <text:p text:style-name="P2"><text:span text:style-name="Source_20_Text">listen [::]:80 default_server;</text:span></text:p>
            <text:p text:style-name="P2"><text:span text:style-name="Source_20_Text">server_name example.com www.example.com;</text:span></text:p>
            <text:p text:style-name="P2"><text:span text:style-name="Source_20_Text">root /var/www/example.com;</text:span></text:p>
            <text:p text:style-name="P2"><text:span text:style-name="Source_20_Text">index index.html;</text:span></text:p>
            <text:p text:style-name="P2"><text:span text:style-name="Source_20_Text">try_files $uri /index.html;</text:span></text:p>
            <text:p text:style-name="P2"><text:span text:style-name="Source_20_Text">}</text:span></text:p>
          </table:table-cell>
        </table:table-row>
      </table:table>
      <text:h text:style-name="Heading_20_3" text:outline-level="3">What are Listening Ports?</text:h>
      <text:p text:style-name="Text_20_body">The listen directive informs NGINX of the hostname/IP and <text:a xlink:type="simple" xlink:href="https://www.plesk.com/wiki/tcp-ip/" text:style-name="Internet_20_link" text:visited-style-name="Visited_20_Internet_20_Link">TCP</text:a> port, so it recognizes where it must listen for HTTP connections.</text:p>
      <text:p text:style-name="Text_20_body">The argument default_server means that this virtual host will be answering requests on port 80 which don’t match the listen statement of a separate virtual host. When it comes to the second statement, this will listen over <text:a xlink:type="simple" xlink:href="https://www.plesk.com/wiki/ipv6/" text:style-name="Internet_20_link" text:visited-style-name="Visited_20_Internet_20_Link">IPv6</text:a> and demonstrate similar behavior.</text:p>
      <text:h text:style-name="Heading_20_3" text:outline-level="3">What is Name-based Virtual Hosting?</text:h>
      <text:p text:style-name="Text_20_body">The server_name directive enables a number of domains to be served from just one IP address, and the server will determine which domain it will serve according to the request header received.</text:p>
      <text:p text:style-name="Text_20_body">Generally, you should create one file for each site or domain you wish to host on your server. Let’s delve into some examples:</text:p>
      <text:list xml:id="list2314475049998792539" text:style-name="L7">
        <text:list-item>
          <text:p text:style-name="P9">Process requests for example.com and www.example.com:</text:p>
        </text:list-item>
        <text:list-item>
          <text:p text:style-name="P9">The server_name directive can utilize wildcards. *.example.com and .example.com tell the server to process requests for all example.com subdomains:</text:p>
        </text:list-item>
      </text:list>
      <text:p text:style-name="Text_20_body">File: /etc/nginx/conf.d/example.com.conf</text:p>
      <table:table table:name="Table4" table:style-name="Table4">
        <table:table-column table:style-name="Table4.A"/>
        <table:table-row>
          <table:table-cell table:style-name="Table4.A1" office:value-type="string">
            <text:p text:style-name="P2"><text:span text:style-name="Source_20_Text">server_name *.example.com;</text:span><text:soft-page-break/></text:p>
            <text:p text:style-name="P2"><text:span text:style-name="Source_20_Text">server_name .example.com;</text:span></text:p>
          </table:table-cell>
        </table:table-row>
      </table:table>
      <text:list xml:id="list7218558201650501434" text:style-name="L8">
        <text:list-item>
          <text:p text:style-name="P10">Process requests for all domain names starting with example.:</text:p>
        </text:list-item>
      </text:list>
      <text:p text:style-name="Text_20_body">File: /etc/nginx/conf.d/example.com.conf</text:p>
      <table:table table:name="Table5" table:style-name="Table5">
        <table:table-column table:style-name="Table5.A"/>
        <table:table-row>
          <table:table-cell table:style-name="Table5.A1" office:value-type="string">
            <text:p text:style-name="P2"><text:span text:style-name="Source_20_Text">server_name example.*;</text:span></text:p>
          </table:table-cell>
        </table:table-row>
      </table:table>
      <text:p text:style-name="Text_20_body">With NGINX, you can define server names that are invalid domain names: it utilizes the name from the HTTP header to answer requests regardless of whether the domain name is valid or invalid.</text:p>
      <text:p text:style-name="Text_20_body">You may find non-domain hostnames helpful if your server is on a LAN or you know all the clients likely to make requests on the server. This encompasses front-end proxy servers with /etc/hosts entries set up for the IP address NGINX is listening on.</text:p>
      <text:h text:style-name="P3" text:outline-level="2"><text:bookmark text:name="location-blocks"/>What are Location Blocks?</text:h>
      <text:p text:style-name="Text_20_body">NGINX’s location setting helps you set up the way in which NGINX responds to requests for resources inside the server. As the server_name directive informs NGINX how it should process requests for the domain, location directives apply to requests for certain folders and files (e.g. http://example.com/blog/.) .</text:p>
      <text:p text:style-name="Text_20_body">Let’s consider a few examples:</text:p>
      <text:p text:style-name="Text_20_body">File: /etc/nginx/sites-available/example.com</text:p>
      <table:table table:name="Table6" table:style-name="Table6">
        <table:table-column table:style-name="Table6.A"/>
        <table:table-row>
          <table:table-cell table:style-name="Table6.A1" office:value-type="string">
            <text:p text:style-name="P2"><text:span text:style-name="Source_20_Text">location / { }</text:span></text:p>
            <text:p text:style-name="P2"><text:span text:style-name="Source_20_Text">location /images/ { }</text:span></text:p>
            <text:p text:style-name="P2"><text:span text:style-name="Source_20_Text">location /blog/ { }</text:span></text:p>
            <text:p text:style-name="P2"><text:span text:style-name="Source_20_Text">location /planet/ { }</text:span></text:p>
            <text:p text:style-name="P2"><text:span text:style-name="Source_20_Text">location /planet/blog/ { }</text:span></text:p>
          </table:table-cell>
        </table:table-row>
      </table:table>
      <text:p text:style-name="Text_20_body">These locations are literal string matches and match any part of an HTTP request following the host segment:</text:p>
      <text:p text:style-name="Text_20_body"><text:span text:style-name="Strong_20_Emphasis">Request: </text:span>http://example.com/</text:p>
      <text:p text:style-name="Text_20_body"><text:span text:style-name="Strong_20_Emphasis">Returns: </text:span>Let’s assume there’s a server_name entry for example.com. In this case, the location / directive determines what occurs with this request.</text:p>
      <text:p text:style-name="Text_20_body">With NGINX, requests are always fulfilled with the most specific match possible:</text:p>
      <text:p text:style-name="Text_20_body"><text:span text:style-name="Strong_20_Emphasis">Request: </text:span>http://example.com/planet/blog or http://example.com/planet/blog/about/</text:p>
      <text:p text:style-name="Text_20_body"><text:span text:style-name="Strong_20_Emphasis">Returns: </text:span>This will be fulfilled by the location /planet/blog directive as it’s more specific, despite location /planet being a match too.</text:p>
      <text:p text:style-name="Text_20_body">File: /etc/nginx/sites-available/example.com</text:p>
      <table:table table:name="Table7" table:style-name="Table7">
        <table:table-column table:style-name="Table7.A"/>
        <table:table-row>
          <table:table-cell table:style-name="Table7.A1" office:value-type="string">
            <text:p text:style-name="P2"><text:span text:style-name="Source_20_Text">location ~ IndexPage\.php$ { }</text:span></text:p>
            <text:p text:style-name="P2"><text:soft-page-break/><text:span text:style-name="Source_20_Text">location ~ ^/BlogPlanet(/|/index\.php)$ { }</text:span></text:p>
          </table:table-cell>
        </table:table-row>
      </table:table>
      <text:p text:style-name="Text_20_body">When location directives are followed by a ~ (tilde), NGINX will perform a regular expression match, which is always case-sensitive.</text:p>
      <text:p text:style-name="Text_20_body">For example, IndexPage.php would be a match with the first of the above examples, while indexpage.php wouldn’t.</text:p>
      <text:p text:style-name="Text_20_body">In the second example, the regular expression ^/BlogPlanet(/|/index\.php)$ { } would match requests for /BlogPlanet/ and /BlogPlanet/index.php but not /BlogPlanet, /blogplanet/, or /blogplanet/index.php. NGINX utilizes Perl Compatible Regular Expressions (PCRE).</text:p>
      <text:p text:style-name="Text_20_body">What if you prefer matches to be case-insensitive? Well, you should use a tilde followed closely by an asterisk: ~*. You can see the above examples define that NGINX should process requests ending in a certain file extension: the first example determines that files ending in .pl, PL, .cgi, .perl, .Perl, .prl, and .PrL (as well as others) will all be a match for the request.</text:p>
      <text:p text:style-name="Text_20_body">File: /etc/nginx/sites-available/example.com</text:p>
      <table:table table:name="Table8" table:style-name="Table8">
        <table:table-column table:style-name="Table8.A"/>
        <table:table-row table:style-name="Table8.1">
          <table:table-cell table:style-name="Table8.A1" office:value-type="string">
            <text:p text:style-name="P2"><text:span text:style-name="Source_20_Text">location ^~ /images/IndexPage/ { }</text:span></text:p>
            <text:p text:style-name="P2"><text:span text:style-name="Source_20_Text">location ^~ /blog/BlogPlanet/ { }</text:span></text:p>
          </table:table-cell>
        </table:table-row>
      </table:table>
      <text:p text:style-name="Text_20_body">When you add a caret and a tilde (^~) to location directives, you’re informing NGINX that, should it match a particular string, it should stop searching for more specific matches and utilize these directives here instead.</text:p>
      <text:p text:style-name="Text_20_body">Beyond this, these directives function as the literal string matches do in the first group. Even if a more specific match comes along at a later point, the settings will be utilized if a request is a match for one of these directives.</text:p>
      <text:p text:style-name="Text_20_body">Now, let’s look at additional details on location directive processing.</text:p>
      <text:p text:style-name="Text_20_body">File: /etc/nginx/sites-available/example.com</text:p>
      <table:table table:name="Table9" table:style-name="Table9">
        <table:table-column table:style-name="Table9.A"/>
        <table:table-row>
          <table:table-cell table:style-name="Table9.A1" office:value-type="string">
            <text:p text:style-name="Table_20_Contents"><text:span text:style-name="Source_20_Text">location = / { }</text:span></text:p>
          </table:table-cell>
        </table:table-row>
      </table:table>
      <text:p text:style-name="Text_20_body">Finally, adding an equals symbol to the location setting forces an exact match with the requested path and ends searching for matches that are more specific.</text:p>
      <text:p text:style-name="Text_20_body">So, for example, the last example will be a match for http://example.com only, as opposed to http://example.com/index.html. If you use exact matches, you can enhance the speed of request times moderately. This can prove beneficial if certain requests are especially popular.</text:p>
      <text:p text:style-name="Text_20_body">The processing of directives will follow this sequence flow:</text:p>
      <text:list xml:id="list4763429389547499909" text:style-name="L10">
        <text:list-item>
          <text:p text:style-name="P14">Exact string matches will be processed first: NGINX stops searching if a match is located and will fulfill the request.</text:p>
        </text:list-item>
        <text:list-item>
          <text:p text:style-name="P14">Any remaining literal string directives will be processed next. NGINX will stop and fulfill a request if it finds a match using the ^~ argument. If not, NGINX will continue processing of location directives.</text:p>
        </text:list-item>
        <text:list-item>
          <text:p text:style-name="P14">Each location directive with a regular expression (~ and ~*) will get processed next. If a regular expression is a match for the request, NGINX will end its search and fulfill the <text:soft-page-break/>request.</text:p>
        </text:list-item>
        <text:list-item>
          <text:p text:style-name="P12">Finally, if there are no matching regular expressions, that literal string match which is most specific will be used.</text:p>
        </text:list-item>
      </text:list>
      <text:p text:style-name="Text_20_body">Be sure that every file and folder found under a domain is a match for one or more location directives.</text:p>
      <text:p text:style-name="Text_20_body">Nested location blocks are not recommended and not supported.</text:p>
      <text:h text:style-name="Heading_20_3" text:outline-level="3">How to Use Location Root and Index</text:h>
      <text:p text:style-name="Text_20_body">The location setting is another variable with its own arguments block.</text:p>
      <text:p text:style-name="Text_20_body">When NGINX has identified the location directive that is the best match for a specific request, its response will be based on the associated location directive block’s contents. So, for instance:</text:p>
      <text:p text:style-name="Text_20_body">File: /etc/nginx/sites-available/example.com</text:p>
      <table:table table:name="Table10" table:style-name="Table10">
        <table:table-column table:style-name="Table10.A"/>
        <table:table-row>
          <table:table-cell table:style-name="Table10.A1" office:value-type="string">
            <text:p text:style-name="P2"><text:span text:style-name="Source_20_Text">location / {</text:span></text:p>
            <text:p text:style-name="P2"><text:span text:style-name="Source_20_Text">root html;</text:span></text:p>
            <text:p text:style-name="P2"><text:span text:style-name="Source_20_Text">index index.html index.htm;</text:span></text:p>
            <text:p text:style-name="P2"><text:span text:style-name="Source_20_Text">}</text:span></text:p>
          </table:table-cell>
        </table:table-row>
      </table:table>
      <text:p text:style-name="Text_20_body">We can see, in this example, that the document root is based in the html/ directory. Under the NGINX default installation prefix, the location’s full path is /etc/nginx/html/.</text:p>
      <text:p text:style-name="Text_20_body"><text:span text:style-name="Strong_20_Emphasis">Request: </text:span>http://example.com/blog/includes/style.css</text:p>
      <text:p text:style-name="Text_20_body"><text:span text:style-name="Strong_20_Emphasis">Returns: </text:span>NGINX will try to serve the file found at /etc/nginx/html/blog/includes/style.css</text:p>
      <text:p text:style-name="Text_20_body"><text:span text:style-name="Strong_20_Emphasis">Please note: </text:span></text:p>
      <text:p text:style-name="Text_20_body">Absolute paths for the root directive can be used if you wish. The index variable informs NGINX which file it should serve when or if none are specified.</text:p>
      <text:p text:style-name="Text_20_body">So, for instance:</text:p>
      <text:p text:style-name="Text_20_body"><text:span text:style-name="Strong_20_Emphasis">Request: </text:span>http://example.com</text:p>
      <text:p text:style-name="Text_20_body"><text:span text:style-name="Strong_20_Emphasis">Returns: </text:span>NGINX will try to serve the file found at /etc/nginx/html/index.html.</text:p>
      <text:p text:style-name="Text_20_body">When a number of files are specified for the index directive, the list will be processed in order and NGINX will fulfill the request with the first file found to exist. If index.html can’t be located in the relevant directory, index.htm will be utilized instead. A 404 message will be delivered in the event that neither exists at all.</text:p>
      <text:p text:style-name="Text_20_body">Let’s consider a more complicated example that showcases a number of location directives for a server responding to the example domain:</text:p>
      <text:p text:style-name="Text_20_body">File: /etc/nginx/sites-available/example.com location directive</text:p>
      <table:table table:name="Table11" table:style-name="Table11">
        <table:table-column table:style-name="Table11.A"/>
        <table:table-row>
          <table:table-cell table:style-name="Table11.A1" office:value-type="string">
            <text:p text:style-name="P2"><text:span text:style-name="Source_20_Text">location / {</text:span></text:p>
            <text:p text:style-name="P2"><text:span text:style-name="Source_20_Text">root /srv/www/example.com/public_html;</text:span></text:p>
            <text:p text:style-name="P2"><text:soft-page-break/><text:span text:style-name="Source_20_Text">index index.html index.htm;</text:span></text:p>
            <text:p text:style-name="P2"><text:span text:style-name="Source_20_Text">}</text:span></text:p>
            <text:p text:style-name="P2"><text:span text:style-name="Source_20_Text">location ~ \.pl$ {</text:span></text:p>
            <text:p text:style-name="P2"><text:span text:style-name="Source_20_Text">gzip off;</text:span></text:p>
            <text:p text:style-name="P2"><text:span text:style-name="Source_20_Text">include /etc/nginx/fastcgi_params;</text:span></text:p>
            <text:p text:style-name="P2"><text:span text:style-name="Source_20_Text">fastcgi_pass unix:/var/run/fcgiwrap.socket;</text:span></text:p>
            <text:p text:style-name="P2"><text:span text:style-name="Source_20_Text">fastcgi_index index.pl;</text:span></text:p>
            <text:p text:style-name="P2"><text:span text:style-name="Source_20_Text">fastcgi_param SCRIPT_FILENAME /srv/www/example.com/public_html$fastcgi_script_name;</text:span></text:p>
            <text:p text:style-name="P2"><text:span text:style-name="Source_20_Text">}</text:span></text:p>
          </table:table-cell>
        </table:table-row>
      </table:table>
      <text:p text:style-name="Text_20_body">Here, we can see that the second location block handles all requests for resources ending in a .pl extension, and it specifies a fastcgi handler for them. NGINX will use the first location directive otherwise.</text:p>
      <text:p text:style-name="Text_20_body">Resources are found on the file system at /srv/www/example.com/public_html/. When no exact file names are defined in the request, NGINX will search for the index.html or index.htm file and provide it. A 404 error message will be returned if zero index files are located.</text:p>
      <text:p text:style-name="Text_20_body">Let’s consider what takes place during a number of example requests:</text:p>
      <text:p text:style-name="Text_20_body"><text:span text:style-name="Strong_20_Emphasis">Request: </text:span>http://example.com/</text:p>
      <text:p text:style-name="Text_20_body"><text:span text:style-name="Strong_20_Emphasis">Returns: </text:span>/srv/www/example.com/public_html/index.html if this exists. Otherwise, it will serve /srv/www/example.com/public_html/index.htm. And if both of these don’t exist, a 404 error will be provided.</text:p>
      <text:p text:style-name="Text_20_body"><text:span text:style-name="Strong_20_Emphasis">Request: </text:span>http://example.com/blog/</text:p>
      <text:p text:style-name="Text_20_body"><text:span text:style-name="Strong_20_Emphasis">Returns: </text:span>/srv/www/example.com/public_html/blog/index.html if this exists. If the file can’t be found because it doesn’t exist, a /srv/www/example.com/public_html/blog/index.htm will be served. If neither exists, NGINX will return a 404 error.</text:p>
      <text:p text:style-name="Text_20_body"><text:span text:style-name="Strong_20_Emphasis">Request: </text:span>http://example.com/tasks.pl</text:p>
      <text:p text:style-name="Text_20_body"><text:span text:style-name="Strong_20_Emphasis">Returns: </text:span>NGINX will take advantage of the FastCGI handler to execute the file found at /srv/www/example.com/public_html/tasks.pl and return the relevant result.</text:p>
      <text:p text:style-name="Text_20_body"><text:span text:style-name="Strong_20_Emphasis">Request: </text:span>http://example.com/username/roster.pl</text:p>
      <text:p text:style-name="Text_20_body"><text:span text:style-name="Strong_20_Emphasis">Returns: </text:span>NGINX will utilize the FastCGI handler to execute the file found at /srv/www/example.com/public_html/username/roster.pl and return the relevant result.</text:p>
      <text:p text:style-name="Text_20_body">This ends our guide on how to configure NGINX. We hope it helps you get started and set up in next to no ti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pt" fo:country="BR" style:letter-kerning="tru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Heading_20_1" style:display-name="Heading 1" style:family="paragraph" style:parent-style-name="Heading" style:next-style-name="Text_20_body" style:default-outline-level="1" style:list-style-name="" style:class="text">
      <style:text-properties style:font-name="Tinos" fo:font-size="24pt" fo:font-weight="bold" style:font-name-asian="Noto Sans CJK SC" style:font-size-asian="24pt" style:font-weight-asian="bold" style:font-name-complex="DejaVu Sans Condensed"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nos" fo:font-size="18pt" fo:font-weight="bold" style:font-name-asian="Noto Sans CJK SC" style:font-size-asian="18pt" style:font-weight-asian="bold" style:font-name-complex="DejaVu Sans Condense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nos" fo:font-size="14pt" fo:font-weight="bold" style:font-name-asian="Noto Sans CJK SC" style:font-size-asian="14pt" style:font-weight-asian="bold" style:font-name-complex="DejaVu Sans Condense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andir Pereira</meta:initial-creator>
    <meta:creation-date>2023-04-23T12:40:43</meta:creation-date>
    <meta:document-statistic meta:table-count="11" meta:image-count="0" meta:object-count="0" meta:page-count="7" meta:paragraph-count="155" meta:word-count="1791" meta:character-count="12339"/>
    <dc:date>2023-04-23T12:45:11</dc:date>
    <dc:creator>Wandir Pereira</dc:creator>
    <meta:editing-duration>PT4M28S</meta:editing-duration>
    <meta:editing-cycles>1</meta:editing-cycles>
    <meta:generator>OpenOffice/4.1.14$Unix OpenOffice.org_project/4114m1$Build-9811</meta:generator>
  </office:meta>
</office:document-meta>
</file>